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list-style-name="LFO1" style:family="paragraph">
      <style:text-properties fo:language="en" fo:country="GB"/>
    </style:style>
    <style:style style:name="P6" style:parent-style-name="Normal" style:list-style-name="LFO1" style:family="paragraph">
      <style:text-properties fo:language="en" fo:country="GB"/>
    </style:style>
    <style:style style:name="P7" style:parent-style-name="Normal" style:list-style-name="LFO1" style:family="paragraph">
      <style:text-properties fo:language="en" fo:country="GB"/>
    </style:style>
    <style:style style:name="P8" style:parent-style-name="Normal" style:list-style-name="LFO1" style:family="paragraph">
      <style:text-properties fo:language="en" fo:country="GB"/>
    </style:style>
    <style:style style:name="P9" style:parent-style-name="Normal" style:list-style-name="LFO1" style:family="paragraph">
      <style:text-properties fo:language="en" fo:country="GB"/>
    </style:style>
    <style:style style:name="P10" style:parent-style-name="Normal" style:list-style-name="LFO1" style:family="paragraph">
      <style:text-properties fo:language="en" fo:country="GB"/>
    </style:style>
    <style:style style:name="P11" style:parent-style-name="Normal" style:list-style-name="LFO1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list-style-name="LFO2" style:family="paragraph">
      <style:text-properties fo:language="en" fo:country="GB"/>
    </style:style>
    <style:style style:name="P15" style:parent-style-name="Normal" style:list-style-name="LFO2" style:family="paragraph">
      <style:text-properties fo:language="en" fo:country="GB"/>
    </style:style>
    <style:style style:name="P16" style:parent-style-name="Normal" style:list-style-name="LFO2" style:family="paragraph">
      <style:text-properties fo:language="en" fo:country="GB"/>
    </style:style>
    <style:style style:name="P17" style:parent-style-name="Normal" style:list-style-name="LFO2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list-style-name="LFO3" style:family="paragraph">
      <style:text-properties fo:language="en" fo:country="GB"/>
    </style:style>
    <style:style style:name="P21" style:parent-style-name="Normal" style:list-style-name="LFO3" style:family="paragraph">
      <style:text-properties fo:language="en" fo:country="GB"/>
    </style:style>
    <style:style style:name="P22" style:parent-style-name="Normal" style:list-style-name="LFO3" style:family="paragraph">
      <style:text-properties fo:language="en" fo:country="GB"/>
    </style:style>
    <style:style style:name="P23" style:parent-style-name="Normal" style:list-style-name="LFO3" style:family="paragraph">
      <style:text-properties fo:language="en" fo:country="GB"/>
    </style:style>
    <style:style style:name="P24" style:parent-style-name="Normal" style:list-style-name="LFO3" style:family="paragraph">
      <style:text-properties fo:language="en" fo:country="GB"/>
    </style:style>
    <style:style style:name="P25" style:parent-style-name="Normal" style:list-style-name="LFO3" style:family="paragraph">
      <style:text-properties fo:language="en" fo:country="GB"/>
    </style:style>
    <style:style style:name="P26" style:parent-style-name="Normal" style:list-style-name="LFO3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list-style-name="LFO4" style:family="paragraph">
      <style:text-properties fo:language="en" fo:country="GB"/>
    </style:style>
    <style:style style:name="P31" style:parent-style-name="Normal" style:list-style-name="LFO4" style:family="paragraph">
      <style:text-properties fo:language="en" fo:country="GB"/>
    </style:style>
    <style:style style:name="P32" style:parent-style-name="Normal" style:list-style-name="LFO4" style:family="paragraph">
      <style:text-properties fo:language="en" fo:country="GB"/>
    </style:style>
    <style:style style:name="P33" style:parent-style-name="Normal" style:list-style-name="LFO4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list-style-name="LFO5" style:family="paragraph">
      <style:text-properties fo:language="en" fo:country="GB"/>
    </style:style>
    <style:style style:name="P38" style:parent-style-name="Normal" style:list-style-name="LFO5" style:family="paragraph">
      <style:text-properties fo:language="en" fo:country="GB"/>
    </style:style>
    <style:style style:name="P39" style:parent-style-name="Normal" style:list-style-name="LFO5" style:family="paragraph">
      <style:text-properties fo:language="en" fo:country="GB"/>
    </style:style>
    <style:style style:name="P40" style:parent-style-name="Normal" style:list-style-name="LFO5" style:family="paragraph">
      <style:text-properties fo:language="en" fo:country="GB"/>
    </style:style>
    <style:style style:name="P41" style:parent-style-name="Normal" style:list-style-name="LFO5" style:family="paragraph">
      <style:text-properties fo:language="en" fo:country="GB"/>
    </style:style>
    <style:style style:name="P42" style:parent-style-name="Normal" style:list-style-name="LFO5" style:family="paragraph">
      <style:text-properties fo:language="en" fo:country="GB"/>
    </style:style>
    <style:style style:name="P43" style:parent-style-name="Normal" style:list-style-name="LFO5" style:family="paragraph">
      <style:text-properties fo:language="en" fo:country="GB"/>
    </style:style>
    <style:style style:name="P44" style:parent-style-name="Normal" style:list-style-name="LFO5" style:family="paragraph">
      <style:text-properties fo:language="en" fo:country="GB"/>
    </style:style>
    <style:style style:name="P45" style:parent-style-name="Normal" style:list-style-name="LFO5" style:family="paragraph">
      <style:text-properties fo:language="en" fo:country="GB"/>
    </style:style>
    <style:style style:name="P46" style:parent-style-name="Normal" style:list-style-name="LFO5" style:family="paragraph">
      <style:text-properties fo:language="en" fo:country="GB"/>
    </style:style>
    <style:style style:name="P47" style:parent-style-name="Normal" style:list-style-name="LFO5" style:family="paragraph">
      <style:text-properties fo:language="nl" fo:country="NL"/>
    </style:style>
    <style:style style:name="P48" style:parent-style-name="Normal" style:family="paragraph">
      <style:text-properties fo:language="nl" fo:country="NL"/>
    </style:style>
    <style:style style:name="P49" style:parent-style-name="Normal" style:family="paragraph">
      <style:text-properties fo:language="en" fo:country="GB"/>
    </style:style>
    <style:style style:name="P50" style:parent-style-name="Normal" style:list-style-name="LFO6" style:family="paragraph">
      <style:text-properties fo:language="en" fo:country="GB"/>
    </style:style>
    <style:style style:name="P51" style:parent-style-name="Normal" style:list-style-name="LFO6" style:family="paragraph">
      <style:text-properties fo:language="en" fo:country="GB"/>
    </style:style>
    <style:style style:name="P52" style:parent-style-name="Normal" style:list-style-name="LFO6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span text:style-name="T2">Kantine Mees</text:span></text:p>
      <text:p text:style-name="P3"/>
      <text:p text:style-name="P4">Zuivel:</text:p>
      <text:list text:style-name="LFO1" text:continue-numbering="true">
        <text:list-item>
          <text:p text:style-name="P5">Kwark (Bosvruchten)<text:s/>2,10</text:p>
        </text:list-item>
        <text:list-item>
          <text:p text:style-name="P6">Melk<text:s/>1,90</text:p>
        </text:list-item>
        <text:list-item>
          <text:p text:style-name="P7">Yoghurt<text:s/>2,10</text:p>
        </text:list-item>
        <text:list-item>
          <text:p text:style-name="P8">Fristi<text:s/>3,00</text:p>
        </text:list-item>
        <text:list-item>
          <text:p text:style-name="P9">Chocomel (Koud)<text:s/>3,00</text:p>
        </text:list-item>
        <text:list-item>
          <text:p text:style-name="P10">Optimel drinkyoghurt<text:s/>1,55</text:p>
        </text:list-item>
        <text:list-item>
          <text:p text:style-name="P11">Icecoffee (Latte, Cappuchino, Macchiato Caramel)<text:s/>2,95</text:p>
        </text:list-item>
      </text:list>
      <text:p text:style-name="P12"/>
      <text:p text:style-name="P13">Frisdrank:</text:p>
      <text:list text:style-name="LFO2" text:continue-numbering="true">
        <text:list-item>
          <text:p text:style-name="P14">Cola (Classic, Zero, Cherry)<text:s/>2,75</text:p>
        </text:list-item>
        <text:list-item>
          <text:p text:style-name="P15">Fanta (Classic, Cherry)<text:s/>2,65</text:p>
        </text:list-item>
        <text:list-item>
          <text:p text:style-name="P16">Icetea (Green, Mango, Lemon)<text:s/>2,20</text:p>
        </text:list-item>
        <text:list-item>
          <text:p text:style-name="P17">Vitamine water (Lemon, Grapefruit, Cranberry, Forrestfruit)<text:s/>2,69</text:p>
        </text:list-item>
      </text:list>
      <text:p text:style-name="P18"/>
      <text:p text:style-name="P19">Sweets:</text:p>
      <text:list text:style-name="LFO3" text:continue-numbering="true">
        <text:list-item>
          <text:p text:style-name="P20">Popcorn (Zoet, Zout)<text:s/>2,00</text:p>
        </text:list-item>
        <text:list-item>
          <text:p text:style-name="P21">Btween (Classic, Zero)<text:s/>0,80</text:p>
        </text:list-item>
        <text:list-item>
          <text:p text:style-name="P22">Bueno<text:s/>1,90</text:p>
        </text:list-item>
        <text:list-item>
          <text:p text:style-name="P23">Haribo<text:s/>2,90</text:p>
        </text:list-item>
        <text:list-item>
          <text:p text:style-name="P24">Smint<text:s/>2,45</text:p>
        </text:list-item>
        <text:list-item>
          <text:p text:style-name="P25">Chips (Paprika, Naturel, Pringles, Popcorn chips zoet en zout)<text:s/>1,60</text:p>
        </text:list-item>
        <text:list-item>
          <text:p text:style-name="P26">Chocolade (Mars, Twix, Snickers)<text:s/>1,70</text:p>
        </text:list-item>
      </text:list>
      <text:p text:style-name="P27"/>
      <text:p text:style-name="P28"/>
      <text:soft-page-break/>
      <text:p text:style-name="P29">Soep:</text:p>
      <text:list text:style-name="LFO4" text:continue-numbering="true">
        <text:list-item>
          <text:p text:style-name="P30">Groente<text:s/>2,00</text:p>
        </text:list-item>
        <text:list-item>
          <text:p text:style-name="P31">Kip<text:s/>2,00</text:p>
        </text:list-item>
        <text:list-item>
          <text:p text:style-name="P32">Tomaat<text:s/>2,00</text:p>
        </text:list-item>
        <text:list-item>
          <text:p text:style-name="P33">Paprika2,00</text:p>
        </text:list-item>
      </text:list>
      <text:p text:style-name="P34"/>
      <text:p text:style-name="P35"/>
      <text:p text:style-name="P36">Broden:</text:p>
      <text:list text:style-name="LFO5" text:continue-numbering="true">
        <text:list-item>
          <text:p text:style-name="P37">Wit en bruin brood<text:s/>1,00</text:p>
        </text:list-item>
        <text:list-item>
          <text:p text:style-name="P38">Croissant<text:s/>1,60</text:p>
        </text:list-item>
        <text:list-item>
          <text:p text:style-name="P39">Pain Au Chocolade<text:s/>1,60</text:p>
        </text:list-item>
        <text:list-item>
          <text:p text:style-name="P40">Muffin (Naturel, Chocola, Oreo)<text:s/>2,45</text:p>
        </text:list-item>
        <text:list-item>
          <text:p text:style-name="P41">Bananenbrood<text:s/>2,05</text:p>
        </text:list-item>
        <text:list-item>
          <text:p text:style-name="P42">Wafel<text:s/>2,20</text:p>
        </text:list-item>
        <text:list-item>
          <text:p text:style-name="P43">Appelflap<text:s/>1,60</text:p>
        </text:list-item>
        <text:list-item>
          <text:p text:style-name="P44">Kaasbroodje<text:s/>2,05</text:p>
        </text:list-item>
        <text:list-item>
          <text:p text:style-name="P45">Worstenbroodje<text:s/>1,80</text:p>
        </text:list-item>
        <text:list-item>
          <text:p text:style-name="P46">Pizzabroodje<text:s/>2,30</text:p>
        </text:list-item>
        <text:list-item>
          <text:p text:style-name="P47">Broodje gezond (Kaas, Kaas+Kip/Ham)<text:s/>3,50</text:p>
        </text:list-item>
      </text:list>
      <text:p text:style-name="P48"/>
      <text:p text:style-name="P49">Warme dranken:</text:p>
      <text:list text:style-name="LFO6" text:continue-numbering="true">
        <text:list-item>
          <text:p text:style-name="P50">Chocomel (Warm)<text:s/>1,70</text:p>
        </text:list-item>
        <text:list-item>
          <text:p text:style-name="P51">Warm water (Thee)<text:s/>0,75</text:p>
        </text:list-item>
        <text:list-item>
          <text:p text:style-name="P52">Koffie (Espresso, Espresso Macchiato, Cappuccino, Latte, Latte Macchiato)<text:s/>1,55<text:line-break/></text:p>
        </text:list-item>
      </text:list>
      <text:p text:style-name="P53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jn H</meta:initial-creator>
    <dc:creator>Marijn H</dc:creator>
    <meta:creation-date>2026-02-24T09:59:00Z</meta:creation-date>
    <dc:date>2026-02-24T10:39:00Z</dc:date>
    <meta:template xlink:href="Normal" xlink:type="simple"/>
    <meta:editing-cycles>1</meta:editing-cycles>
    <meta:editing-duration>PT2400S</meta:editing-duration>
    <meta:document-statistic meta:page-count="3" meta:paragraph-count="2" meta:word-count="150" meta:character-count="1005" meta:row-count="7" meta:non-whitespace-character-count="857"/>
  </office:meta>
</office:document-meta>
</file>